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>
      <style:paragraph-properties fo:margin-top="0in" fo:margin-bottom="0in"/>
    </style:style>
    <style:style style:name="P14" style:family="paragraph" style:parent-style-name="Text_20_body" style:list-style-name="L1">
      <style:paragraph-properties fo:margin-top="0in" fo:margin-bottom="0in"/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P19" style:family="paragraph" style:parent-style-name="Text_20_body" style:list-style-name="L6">
      <style:paragraph-properties fo:margin-top="0in" fo:margin-bottom="0in"/>
    </style:style>
    <style:style style:name="P20" style:family="paragraph" style:parent-style-name="Text_20_body" style:list-style-name="L7">
      <style:paragraph-properties fo:margin-top="0in" fo:margin-bottom="0in"/>
    </style:style>
    <style:style style:name="P21" style:family="paragraph" style:parent-style-name="Text_20_body" style:list-style-name="L8">
      <style:paragraph-properties fo:margin-top="0in" fo:margin-bottom="0in"/>
    </style:style>
    <style:style style:name="P22" style:family="paragraph" style:parent-style-name="Text_20_body" style:list-style-name="L9">
      <style:paragraph-properties fo:margin-top="0in" fo:margin-bottom="0in"/>
    </style:style>
    <style:style style:name="P23" style:family="paragraph" style:parent-style-name="Text_20_body" style:list-style-name="L10">
      <style:paragraph-properties fo:margin-top="0in" fo:margin-bottom="0in"/>
    </style:style>
    <style:style style:name="P24" style:family="paragraph" style:parent-style-name="Text_20_body" style:list-style-name="L11">
      <style:paragraph-properties fo:margin-top="0in" fo:margin-bottom="0in"/>
    </style:style>
    <style:style style:name="P25" style:family="paragraph" style:parent-style-name="Preformatted_20_Text">
      <style:paragraph-properties style:writing-mode="lr-tb"/>
    </style:style>
    <style:style style:name="P26" style:family="paragraph" style:parent-style-name="Preformatted_20_Text">
      <style:paragraph-properties fo:margin-top="0in" fo:margin-bottom="0.1965in" style:writing-mode="lr-tb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рофессиональный учебник по "ООП в Php" - чтобы охватить все темы, разделы и аспекты, для разработчика, в стиле документации</text:p>
      <text:p text:style-name="Standard">ChatGPT</text:p>
      <text:p text:style-name="P1">ChatGPT</text:p>
      <text:p text:style-name="Text_20_body"><text:span text:style-name="Strong_20_Emphasis">Учебник по ООП в PHP</text:span></text:p>
      <text:p text:style-name="Text_20_body"><text:span text:style-name="Strong_20_Emphasis">Содержание</text:span></text:p>
      <text:list xml:id="list7470227014226113973" text:style-name="L1">
        <text:list-item>
          <text:p text:style-name="P2">Введение в ООП</text:p>
          <text:list>
            <text:list-item>
              <text:p text:style-name="P14">Основные понятия</text:p>
            </text:list-item>
            <text:list-item>
              <text:p text:style-name="P14">Преимущества и недостатки ООП</text:p>
            </text:list-item>
            <text:list-item>
              <text:p text:style-name="P14">Основные принципы ООП</text:p>
            </text:list-item>
          </text:list>
        </text:list-item>
        <text:list-item>
          <text:p text:style-name="P2">Классы и объекты</text:p>
          <text:list>
            <text:list-item>
              <text:p text:style-name="P14">Определение классов</text:p>
            </text:list-item>
            <text:list-item>
              <text:p text:style-name="P14">Создание объектов</text:p>
            </text:list-item>
            <text:list-item>
              <text:p text:style-name="P14">Свойства и методы классов</text:p>
            </text:list-item>
            <text:list-item>
              <text:p text:style-name="P14">Области видимости свойств и методов</text:p>
            </text:list-item>
          </text:list>
        </text:list-item>
        <text:list-item>
          <text:p text:style-name="P2">Наследование</text:p>
          <text:list>
            <text:list-item>
              <text:p text:style-name="P14">Понятие наследования</text:p>
            </text:list-item>
            <text:list-item>
              <text:p text:style-name="P14">Использование ключевого слова <text:span text:style-name="Source_20_Text">extends</text:span></text:p>
            </text:list-item>
            <text:list-item>
              <text:p text:style-name="P14">Перегрузка методов и свойств</text:p>
            </text:list-item>
            <text:list-item>
              <text:p text:style-name="P14">Абстрактные классы и методы</text:p>
            </text:list-item>
          </text:list>
        </text:list-item>
        <text:list-item>
          <text:p text:style-name="P2">Интерфейсы</text:p>
          <text:list>
            <text:list-item>
              <text:p text:style-name="P14">Введение в интерфейсы</text:p>
            </text:list-item>
            <text:list-item>
              <text:p text:style-name="P14">Определение интерфейсов</text:p>
            </text:list-item>
            <text:list-item>
              <text:p text:style-name="P14">Реализация интерфейсов</text:p>
            </text:list-item>
            <text:list-item>
              <text:p text:style-name="P14">Множественное наследование интерфейсов</text:p>
            </text:list-item>
          </text:list>
        </text:list-item>
        <text:list-item>
          <text:p text:style-name="P2">Полиморфизм</text:p>
          <text:list>
            <text:list-item>
              <text:p text:style-name="P14">Полиморфизм в ООП</text:p>
            </text:list-item>
            <text:list-item>
              <text:p text:style-name="P14">Переопределение методов</text:p>
            </text:list-item>
            <text:list-item>
              <text:p text:style-name="P14">Позднее статическое связывание</text:p>
            </text:list-item>
          </text:list>
        </text:list-item>
        <text:list-item>
          <text:p text:style-name="P2">Пространства имен</text:p>
          <text:list>
            <text:list-item>
              <text:p text:style-name="P14">Необходимость пространств имен</text:p>
            </text:list-item>
            <text:list-item>
              <text:p text:style-name="P14">Объявление пространств имен</text:p>
            </text:list-item>
            <text:list-item>
              <text:p text:style-name="P14">Импортирование и использование пространств имен</text:p>
            </text:list-item>
          </text:list>
        </text:list-item>
        <text:list-item>
          <text:p text:style-name="P2">Магические методы</text:p>
          <text:list>
            <text:list-item>
              <text:p text:style-name="P14">Введение в магические методы</text:p>
            </text:list-item>
            <text:list-item>
              <text:p text:style-name="P14">Примеры магических методов: <text:span text:style-name="Source_20_Text">__construct()</text:span>, <text:span text:style-name="Source_20_Text">__destruct()</text:span>, <text:span text:style-name="Source_20_Text">__toString()</text:span>, и т.д.</text:p>
            </text:list-item>
          </text:list>
        </text:list-item>
        <text:list-item>
          <text:p text:style-name="P2">Трейты</text:p>
          <text:list>
            <text:list-item>
              <text:p text:style-name="P14">Определение трейтов</text:p>
            </text:list-item>
            <text:list-item>
              <text:p text:style-name="P14">Использование трейтов</text:p>
            </text:list-item>
            <text:list-item>
              <text:p text:style-name="P14">Конфликты и разрешение конфликтов трейтов</text:p>
            </text:list-item>
          </text:list>
        </text:list-item>
        <text:list-item>
          <text:p text:style-name="P2">Композиция и агрегация</text:p>
          <text:list>
            <text:list-item>
              <text:p text:style-name="P14">Различия между композицией и наследованием</text:p>
            </text:list-item>
            <text:list-item>
              <text:p text:style-name="P14">Применение композиции и агрегации</text:p>
            </text:list-item>
            <text:list-item>
              <text:p text:style-name="P14"><text:soft-page-break/>Примеры использования</text:p>
            </text:list-item>
          </text:list>
        </text:list-item>
        <text:list-item>
          <text:p text:style-name="P2">SOLID-принципы</text:p>
          <text:list>
            <text:list-item>
              <text:p text:style-name="P14">Введение в SOLID</text:p>
            </text:list-item>
            <text:list-item>
              <text:p text:style-name="P14">Принцип единственной ответственности</text:p>
            </text:list-item>
            <text:list-item>
              <text:p text:style-name="P14">Принцип открытости/закрытости</text:p>
            </text:list-item>
            <text:list-item>
              <text:p text:style-name="P14">Принцип подстановки Лисков</text:p>
            </text:list-item>
            <text:list-item>
              <text:p text:style-name="P14">Принцип разделения интерфейса</text:p>
            </text:list-item>
            <text:list-item>
              <text:p text:style-name="P2">Принцип инверсии зависимостей</text:p>
            </text:list-item>
          </text:list>
        </text:list-item>
      </text:list>
      <text:p text:style-name="Text_20_body"><text:span text:style-name="Strong_20_Emphasis">Пример кода</text:span></text:p>
      <text:p text:style-name="Preformatted_20_Text">php</text:p>
      <text:p text:style-name="Preformatted_20_Text">Copy code</text:p>
      <text:p text:style-name="P25"><text:span text:style-name="Source_20_Text">&lt;?php</text:span></text:p>
      <text:p text:style-name="P25"><text:span text:style-name="Source_20_Text">// Пример класса в PHP</text:span></text:p>
      <text:p text:style-name="P25"><text:span text:style-name="Source_20_Text">class Animal {</text:span></text:p>
      <text:p text:style-name="P25"><text:span text:style-name="Source_20_Text"><text:s text:c="4"/>// Свойства класса</text:span></text:p>
      <text:p text:style-name="P25"><text:span text:style-name="Source_20_Text"><text:s text:c="4"/>protected $name;</text:span></text:p>
      <text:p text:style-name="P25"><text:span text:style-name="Source_20_Text"><text:s text:c="4"/>protected $age;</text:span></text:p>
      <text:p text:style-name="P25"><text:span text:style-name="Source_20_Text"><text:s text:c="4"/></text:span></text:p>
      <text:p text:style-name="P25"><text:span text:style-name="Source_20_Text"><text:s text:c="4"/>// Конструктор класса</text:span></text:p>
      <text:p text:style-name="P25"><text:span text:style-name="Source_20_Text"><text:s text:c="4"/>public function __construct($name, $age) {</text:span></text:p>
      <text:p text:style-name="P25"><text:span text:style-name="Source_20_Text"><text:s text:c="8"/>$this-&gt;name = $name;</text:span></text:p>
      <text:p text:style-name="P25"><text:span text:style-name="Source_20_Text"><text:s text:c="8"/>$this-&gt;age = $age;</text:span></text:p>
      <text:p text:style-name="P25"><text:span text:style-name="Source_20_Text"><text:s text:c="4"/>}</text:span></text:p>
      <text:p text:style-name="P25"><text:span text:style-name="Source_20_Text"><text:s text:c="4"/></text:span></text:p>
      <text:p text:style-name="P25"><text:span text:style-name="Source_20_Text"><text:s text:c="4"/>// Методы класса</text:span></text:p>
      <text:p text:style-name="P25"><text:span text:style-name="Source_20_Text"><text:s text:c="4"/>public function getName() {</text:span></text:p>
      <text:p text:style-name="P25"><text:span text:style-name="Source_20_Text"><text:s text:c="8"/>return $this-&gt;name;</text:span></text:p>
      <text:p text:style-name="P25"><text:span text:style-name="Source_20_Text"><text:s text:c="4"/>}</text:span></text:p>
      <text:p text:style-name="P25"><text:span text:style-name="Source_20_Text"><text:s text:c="4"/></text:span></text:p>
      <text:p text:style-name="P25"><text:span text:style-name="Source_20_Text"><text:s text:c="4"/>public function getAge() {</text:span></text:p>
      <text:p text:style-name="P25"><text:span text:style-name="Source_20_Text"><text:s text:c="8"/>return $this-&gt;age;</text:span></text:p>
      <text:p text:style-name="P25"><text:span text:style-name="Source_20_Text"><text:s text:c="4"/>}</text:span></text:p>
      <text:p text:style-name="P25"><text:span text:style-name="Source_20_Text">}</text:span></text:p>
      <text:p text:style-name="P25"/>
      <text:p text:style-name="P25"><text:span text:style-name="Source_20_Text">// Пример использования класса</text:span></text:p>
      <text:p text:style-name="P25"><text:span text:style-name="Source_20_Text">$animal = new Animal("Dog", 5);</text:span></text:p>
      <text:p text:style-name="P25"><text:span text:style-name="Source_20_Text">echo "Name: " . $animal-&gt;getName() . ", Age: " . $animal-&gt;getAge();</text:span></text:p>
      <text:p text:style-name="P26"><text:span text:style-name="Source_20_Text">?&gt;</text:span></text:p>
      <text:p text:style-name="Text_20_body"><text:span text:style-name="Strong_20_Emphasis">Заключение</text:span></text:p>
      <text:p text:style-name="Text_20_body">Этот учебник предназначен для обучения объектно-ориентированному программированию (ООП) на языке PHP. Он охватывает основные концепции ООП, такие как классы, объекты, наследование, интерфейсы, полиморфизм и другие. Понимание этих концепций поможет вам создавать более структурированный, масштабируемый и поддерживаемый код на PHP.</text:p>
      <text:p text:style-name="P13"/>
      <text:p text:style-name="P13">You</text:p>
      <text:p text:style-name="P13">дай подробный и развернутый ответ - чтобы получить полную информацию и понимание по пунктам </text:p>
      <text:p text:style-name="P13">ChatGPT</text:p>
      <text:p text:style-name="Text_20_body">ChatGPT</text:p>
      <text:p text:style-name="Text_20_body">Конечно! Давайте разберем каждый пункт подробно:</text:p>
      <text:p text:style-name="Text_20_body"><text:span text:style-name="Strong_20_Emphasis">1. Введение в ООП</text:span></text:p>
      <text:list xml:id="list8675793743170550967" text:style-name="L2">
        <text:list-item>
          <text:p text:style-name="P15"><text:span text:style-name="Strong_20_Emphasis">Основные понятия</text:span>: ООП (объектно-ориентированное программирование) - это <text:soft-page-break/>парадигма программирования, основанная на концепциях объектов, которые могут содержать данные в виде полей (свойств) и код в виде процедур (методов).</text:p>
        </text:list-item>
        <text:list-item>
          <text:p text:style-name="P15"><text:span text:style-name="Strong_20_Emphasis">Преимущества и недостатки ООП</text:span>: Преимущества включают повышенную модульность, повторное использование кода, упрощенную отладку. Недостатки могут включать избыточность кода и повышенное потребление ресурсов.</text:p>
        </text:list-item>
        <text:list-item>
          <text:p text:style-name="P3"><text:span text:style-name="Strong_20_Emphasis">Основные принципы ООП</text:span>: Инкапсуляция, наследование, полиморфизм и абстракция.</text:p>
        </text:list-item>
      </text:list>
      <text:p text:style-name="Text_20_body"><text:span text:style-name="Strong_20_Emphasis">2. Классы и объекты</text:span></text:p>
      <text:list xml:id="list7202705603202220379" text:style-name="L3">
        <text:list-item>
          <text:p text:style-name="P16"><text:span text:style-name="Strong_20_Emphasis">Определение классов</text:span>: Класс - это шаблон или чертеж для создания объектов. Он определяет свойства и методы объекта.</text:p>
        </text:list-item>
        <text:list-item>
          <text:p text:style-name="P16"><text:span text:style-name="Strong_20_Emphasis">Создание объектов</text:span>: Объект создается с использованием оператора <text:span text:style-name="Source_20_Text">new</text:span>. Он является экземпляром класса.</text:p>
        </text:list-item>
        <text:list-item>
          <text:p text:style-name="P16"><text:span text:style-name="Strong_20_Emphasis">Свойства и методы классов</text:span>: Свойства представляют данные объекта, а методы - функции, которые могут работать с этими данными.</text:p>
        </text:list-item>
        <text:list-item>
          <text:p text:style-name="P4"><text:span text:style-name="Strong_20_Emphasis">Области видимости свойств и методов</text:span>: Область видимости определяет, откуда можно обращаться к свойствам и методам класса (например, public, protected, private).</text:p>
        </text:list-item>
      </text:list>
      <text:p text:style-name="Text_20_body"><text:span text:style-name="Strong_20_Emphasis">3. Наследование</text:span></text:p>
      <text:list xml:id="list4344719983656791314" text:style-name="L4">
        <text:list-item>
          <text:p text:style-name="P17"><text:span text:style-name="Strong_20_Emphasis">Понятие наследования</text:span>: Наследование позволяет создавать новый класс на основе существующего, заимствуя его свойства и методы.</text:p>
        </text:list-item>
        <text:list-item>
          <text:p text:style-name="P17"><text:span text:style-name="Strong_20_Emphasis">Использование ключевого слова </text:span><text:span text:style-name="Strong_20_Emphasis"><text:span text:style-name="Source_20_Text">extends</text:span></text:span>: Ключевое слово <text:span text:style-name="Source_20_Text">extends</text:span> используется для указания родительского класса.</text:p>
        </text:list-item>
        <text:list-item>
          <text:p text:style-name="P17"><text:span text:style-name="Strong_20_Emphasis">Перегрузка методов и свойств</text:span>: Позволяет изменять поведение методов и свойств в дочерних классах.</text:p>
        </text:list-item>
        <text:list-item>
          <text:p text:style-name="P5"><text:span text:style-name="Strong_20_Emphasis">Абстрактные классы и методы</text:span>: Абстрактный класс - это класс, который не может быть инстанциирован, а абстрактный метод - метод без реализации, который должен быть определен в дочерних классах.</text:p>
        </text:list-item>
      </text:list>
      <text:p text:style-name="Text_20_body">И так далее. Каждый пункт в учебнике будет подробно раскрыт с объяснением концепции, примерами и возможными практическими применениями.</text:p>
      <text:p text:style-name="P13"/>
      <text:p text:style-name="P13">You</text:p>
      <text:p text:style-name="P13">продолжи</text:p>
      <text:p text:style-name="P13">ChatGPT</text:p>
      <text:p text:style-name="Text_20_body">ChatGPT</text:p>
      <text:p text:style-name="Text_20_body">Конечно, продолжим разбор оставшихся пунктов:</text:p>
      <text:p text:style-name="Text_20_body"><text:span text:style-name="Strong_20_Emphasis">4. Интерфейсы</text:span></text:p>
      <text:list xml:id="list1394324181313486210" text:style-name="L5">
        <text:list-item>
          <text:p text:style-name="P18"><text:span text:style-name="Strong_20_Emphasis">Введение в интерфейсы</text:span>: Интерфейс определяет набор методов, которые класс должен реализовать.</text:p>
        </text:list-item>
        <text:list-item>
          <text:p text:style-name="P18"><text:span text:style-name="Strong_20_Emphasis">Определение интерфейсов</text:span>: Интерфейс объявляется с помощью ключевого слова <text:span text:style-name="Source_20_Text">interface</text:span>.</text:p>
        </text:list-item>
        <text:list-item>
          <text:p text:style-name="P18"><text:span text:style-name="Strong_20_Emphasis">Реализация интерфейсов</text:span>: Класс реализует интерфейс с помощью ключевого слова <text:span text:style-name="Source_20_Text">implements</text:span>, обеспечивая реализацию всех методов интерфейса.</text:p>
        </text:list-item>
        <text:list-item>
          <text:p text:style-name="P6"><text:span text:style-name="Strong_20_Emphasis">Множественное наследование интерфейсов</text:span>: Класс может реализовать несколько интерфейсов.</text:p>
        </text:list-item>
      </text:list>
      <text:p text:style-name="Text_20_body"><text:span text:style-name="Strong_20_Emphasis">5. Полиморфизм</text:span></text:p>
      <text:list xml:id="list1911503295980357552" text:style-name="L6">
        <text:list-item>
          <text:p text:style-name="P19"><text:span text:style-name="Strong_20_Emphasis">Полиморфизм в ООП</text:span>: Полиморфизм позволяет объектам различных классов обрабатываться с использованием общего интерфейса.</text:p>
        </text:list-item>
        <text:list-item>
          <text:p text:style-name="P19"><text:soft-page-break/><text:span text:style-name="Strong_20_Emphasis">Переопределение методов</text:span>: Дочерний класс может переопределить метод родительского класса с тем же именем и аргументами.</text:p>
        </text:list-item>
        <text:list-item>
          <text:p text:style-name="P7"><text:span text:style-name="Strong_20_Emphasis">Позднее статическое связывание</text:span>: Позднее статическое связывание позволяет определить тип объекта во время выполнения, а не во время компиляции.</text:p>
        </text:list-item>
      </text:list>
      <text:p text:style-name="Text_20_body"><text:span text:style-name="Strong_20_Emphasis">6. Пространства имен</text:span></text:p>
      <text:list xml:id="list2224044638894550942" text:style-name="L7">
        <text:list-item>
          <text:p text:style-name="P20"><text:span text:style-name="Strong_20_Emphasis">Необходимость пространств имен</text:span>: Пространства имен позволяют организовать код, предотвращая конфликты имен.</text:p>
        </text:list-item>
        <text:list-item>
          <text:p text:style-name="P20"><text:span text:style-name="Strong_20_Emphasis">Объявление пространств имен</text:span>: Пространство имен объявляется с помощью ключевого слова <text:span text:style-name="Source_20_Text">namespace</text:span>.</text:p>
        </text:list-item>
        <text:list-item>
          <text:p text:style-name="P8"><text:span text:style-name="Strong_20_Emphasis">Импортирование и использование пространств имен</text:span>: Директива <text:span text:style-name="Source_20_Text">use</text:span> используется для импорта пространства имен.</text:p>
        </text:list-item>
      </text:list>
      <text:p text:style-name="Text_20_body"><text:span text:style-name="Strong_20_Emphasis">7. Магические методы</text:span></text:p>
      <text:list xml:id="list2216868613253014287" text:style-name="L8">
        <text:list-item>
          <text:p text:style-name="P21"><text:span text:style-name="Strong_20_Emphasis">Введение в магические методы</text:span>: Магические методы предоставляют специальные методы, которые выполняют определенные операции автоматически.</text:p>
        </text:list-item>
        <text:list-item>
          <text:p text:style-name="P9"><text:span text:style-name="Strong_20_Emphasis">Примеры магических методов</text:span>: Например, <text:span text:style-name="Source_20_Text">__construct()</text:span> для конструктора, <text:span text:style-name="Source_20_Text">__destruct()</text:span> для деструктора, <text:span text:style-name="Source_20_Text">__toString()</text:span> для преобразования объекта в строку и т. д.</text:p>
        </text:list-item>
      </text:list>
      <text:p text:style-name="Text_20_body"><text:span text:style-name="Strong_20_Emphasis">8. Трейты</text:span></text:p>
      <text:list xml:id="list5786768920576274251" text:style-name="L9">
        <text:list-item>
          <text:p text:style-name="P22"><text:span text:style-name="Strong_20_Emphasis">Определение трейтов</text:span>: Трейт - это способ повторного использования методов в нескольких классах.</text:p>
        </text:list-item>
        <text:list-item>
          <text:p text:style-name="P22"><text:span text:style-name="Strong_20_Emphasis">Использование трейтов</text:span>: Трейт включается в класс с помощью ключевого слова <text:span text:style-name="Source_20_Text">use</text:span>.</text:p>
        </text:list-item>
        <text:list-item>
          <text:p text:style-name="P10"><text:span text:style-name="Strong_20_Emphasis">Конфликты и разрешение конфликтов трейтов</text:span>: Если два трейта имеют метод с одним и тем же именем, может возникнуть конфликт, который нужно разрешить.</text:p>
        </text:list-item>
      </text:list>
      <text:p text:style-name="Text_20_body"><text:span text:style-name="Strong_20_Emphasis">9. Композиция и агрегация</text:span></text:p>
      <text:list xml:id="list3554314204704953643" text:style-name="L10">
        <text:list-item>
          <text:p text:style-name="P23"><text:span text:style-name="Strong_20_Emphasis">Различия между композицией и наследованием</text:span>: Композиция и агрегация - это два способа связывания классов в ООП.</text:p>
        </text:list-item>
        <text:list-item>
          <text:p text:style-name="P11"><text:span text:style-name="Strong_20_Emphasis">Применение композиции и агрегации</text:span>: Композиция предполагает, что объекты одного класса содержат объекты другого класса, в то время как агрегация предполагает, что объекты могут быть независимыми.</text:p>
        </text:list-item>
      </text:list>
      <text:p text:style-name="Text_20_body"><text:span text:style-name="Strong_20_Emphasis">10. SOLID-принципы</text:span></text:p>
      <text:list xml:id="list8017704679022001312" text:style-name="L11">
        <text:list-item>
          <text:p text:style-name="P24"><text:span text:style-name="Strong_20_Emphasis">Введение в SOLID</text:span>: SOLID - это акроним, представляющий пять основных принципов объектно-ориентированного программирования.</text:p>
        </text:list-item>
        <text:list-item>
          <text:p text:style-name="P12"><text:span text:style-name="Strong_20_Emphasis">Принципы единственной ответственности, открытости/закрытости, подстановки Лисков, разделения интерфейса и инверсии зависимостей</text:span>: Каждый из этих принципов обеспечивает легкость в поддержке, гибкость и расширяемость кода.</text:p>
        </text:list-item>
      </text:list>
      <text:p text:style-name="Text_20_body">Это подробное описание каждого пункта в учебнике поможет вам полностью понять основы объектно-ориентированного программирования на PHP и применить их на практик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S</meta:editing-duration>
    <meta:editing-cycles>3</meta:editing-cycles>
    <meta:generator>OpenOffice/4.1.14$Win32 OpenOffice.org_project/4114m1$Build-9811</meta:generator>
    <dc:date>2024-05-02T03:30:55.78</dc:date>
    <meta:document-statistic meta:table-count="0" meta:image-count="0" meta:object-count="0" meta:page-count="4" meta:paragraph-count="133" meta:word-count="919" meta:character-count="6829"/>
    <dc:creator>Dima Wide</dc:creator>
    <meta:user-defined meta:name="Info 1"/>
    <meta:user-defined meta:name="Info 2"/>
    <meta:user-defined meta:name="Info 3"/>
    <meta:user-defined meta:name="Info 4"/>
  </office:meta>
</office:document-meta>
</file>